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default-cell-style-name="ce7"/>
        <table:table-column table:style-name="co3" table:default-cell-style-name="ce8"/>
        <table:table-column table:style-name="co3" table:number-columns-repeated="76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2">
            <text:p>Lac Burera</text:p>
          </table:table-cell>
          <table:table-cell office:value-type="string" table:style-name="ce5">
            <text:p>Route Victoire</text:p>
          </table:table-cell>
          <table:table-cell office:value-type="string" table:style-name="ce2">
            <text:p>Ligue pokémon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3 Florizarre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X, 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office:value-type="string" table:style-name="ce14">
            <text:p>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table:number-columns-repeated="4" table:style-name="ce11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table:number-columns-repeated="8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office:value-type="string" table:style-name="ce14">
            <text:p>T</text:p>
          </table:table-cell>
          <table:table-cell office:value-type="string" table:style-name="ce10">
            <text:p>T</text:p>
          </table:table-cell>
          <table:table-cell table:number-columns-repeated="1636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table:style-name="ce11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number-columns-repeated="2" table:style-name="ce9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4">
            <text:p>T, S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8" table:style-name="ce11"/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table:number-columns-repeated="8" table:style-name="ce6"/>
          <table:table-cell table:style-name="ce7"/>
          <table:table-cell office:value-type="string" table:style-name="ce10">
            <text:p>T</text:p>
          </table:table-cell>
          <table:table-cell table:number-columns-repeated="4" table:style-name="ce6"/>
          <table:table-cell table:style-name="ce7"/>
          <table:table-cell office:value-type="string" table:style-name="ce14">
            <text:p>T</text:p>
          </table:table-cell>
          <table:table-cell office:value-type="string" table:style-name="ce10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36 Mélodelf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4">
            <text:p>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38 Feun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40 Grodoudou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59 Arkanin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T, 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62 Tart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2">
            <text:p>S</text:p>
          </table:table-cell>
          <table:table-cell office:value-type="string" table:style-name="ce14">
            <text:p>S, 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7" table:style-name="ce11"/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65 Alakazam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X, 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68 Mackogn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office:value-type="string" table:style-name="ce14">
            <text:p>X, 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2">
            <text:p>S</text:p>
          </table:table-cell>
          <table:table-cell office:value-type="string" table:style-name="ce14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76 Grolem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office:value-type="string" table:style-name="ce14">
            <text:p>X, 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78 Galop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80 Flagadoss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82 magneton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2"/>
          <table:table-cell office:value-type="string" table:style-name="ce14">
            <text:p>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office:value-type="string" table:style-name="ce14">
            <text:p>X, 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87 Lamantine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X, T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89 Grostadmorv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2">
            <text:p>S</text:p>
          </table:table-cell>
          <table:table-cell office:value-type="string" table:style-name="ce14">
            <text:p>S, 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office:value-type="string" table:style-name="ce14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97 Hypnoma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office:value-type="string" table:style-name="ce10">
            <text:p>X, 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99 Krabos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office:value-type="string" table:style-name="ce12">
            <text:p>S</text:p>
          </table:table-cell>
          <table:table-cell office:value-type="string" table:style-name="ce13">
            <text:p>S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01 Electro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10 Smogogo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12 Rinoféros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X, 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5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2">
            <text:p>S</text:p>
          </table:table-cell>
          <table:table-cell office:value-type="string" table:style-name="ce14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2">
            <text:p>S</text:p>
          </table:table-cell>
          <table:table-cell office:value-type="string" table:style-name="ce14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office:value-type="string" table:style-name="ce14">
            <text:p>T, 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2">
            <text:p>S</text:p>
          </table:table-cell>
          <table:table-cell office:value-type="string" table:style-name="ce13">
            <text:p>S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T, S</text:p>
          </table:table-cell>
          <table:table-cell office:value-type="string" table:style-name="ce10">
            <text:p>T</text:p>
          </table:table-cell>
          <table:table-cell table:number-columns-repeated="1636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34 Aqu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35 Volt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36 Pyr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office:value-type="string" table:style-name="ce13">
            <text:p>X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2"/>
          <table:table-cell office:value-type="string" table:style-name="ce14">
            <text:p>X, T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9 Amonistar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2"/>
          <table:table-cell office:value-type="string" table:style-name="ce14">
            <text:p>X, 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number-columns-repeated="16366" table:style-name="ce11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table:style-name="ce13"/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48 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office:value-type="string" table:style-name="ce14">
            <text:p>T</text:p>
          </table:table-cell>
          <table:table-cell table:style-name="ce11"/>
          <table:table-cell table:number-columns-repeated="16365" table:style-name="ce9"/>
        </table:table-row>
        <table:table-row table:style-name="ro1">
          <table:table-cell office:value-type="string" table:style-name="ce9">
            <text:p>149 Dracolosse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2"/>
          <table:table-cell table:style-name="ce13"/>
          <table:table-cell office:value-type="string" table:style-name="ce10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7"/>
          <table:table-cell table:style-name="ce8"/>
          <table:table-cell table:number-columns-repeated="16366" table:style-name="ce6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4-05T10:45:59Z</meta:creation-date>
    <dc:date>2022-06-21T13:40:22Z</dc:date>
    <meta:editing-duration>PT0S</meta:editing-duration>
  </office:meta>
</office:document-meta>
</file>